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ind -name drush.php</text:p>
      <text:p text:style-name="Standard"/>
      <text:p text:style-name="Standard">./vendor/drush/drush/drush.php</text:p>
      <text:p text:style-name="Standard"/>
      <text:p text:style-name="Standard">find . -name "iso.png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6T14:26:34.973126732</meta:creation-date>
    <dc:date>2021-03-18T09:37:39.044133071</dc:date>
    <meta:editing-duration>PT40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3" meta:word-count="8" meta:character-count="72" meta:non-whitespace-character-count="67"/>
  </office:meta>
</office:document-meta>
</file>